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5d14" officeooo:paragraph-rsid="001c5d14"/>
    </style:style>
    <style:style style:name="P2" style:family="paragraph" style:parent-style-name="Standard">
      <style:text-properties style:text-underline-style="solid" style:text-underline-width="auto" style:text-underline-color="font-color" officeooo:rsid="001c5d14" officeooo:paragraph-rsid="001c5d14"/>
    </style:style>
    <style:style style:name="P3" style:family="paragraph" style:parent-style-name="Standard">
      <style:text-properties fo:font-style="italic" style:text-underline-style="none" officeooo:rsid="001c5d14" officeooo:paragraph-rsid="001c5d14" style:font-style-asian="italic" style:font-style-complex="italic"/>
    </style:style>
    <style:style style:name="P4" style:family="paragraph" style:parent-style-name="Standard">
      <style:text-properties fo:font-style="italic" style:text-underline-style="none" officeooo:rsid="001ceb26" officeooo:paragraph-rsid="001ceb26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acher / lecturer / professor</text:p>
      <text:p text:style-name="P1"/>
      <text:p text:style-name="P1">(cultivating) <text:span text:style-name="T1">focus</text:span></text:p>
      <text:p text:style-name="P1"/>
      <text:p text:style-name="P1">captivating / captivated</text:p>
      <text:p text:style-name="P1"/>
      <text:p text:style-name="P1">A – Changes in society explain</text:p>
      <text:p text:style-name="P1"/>
      <text:p text:style-name="P1">Why boys and girls have different</text:p>
      <text:p text:style-name="P2">career ambitions</text:p>
      <text:p text:style-name="P3">job, work, professionalism studies</text:p>
      <text:p text:style-name="P3"/>
      <text:p text:style-name="P3"/>
      <text:p text:style-name="P3">Speakers</text:p>
      <text:p text:style-name="P3"/>
      <text:p text:style-name="P3">1 : C</text:p>
      <text:p text:style-name="P3">2 : E</text:p>
      <text:p text:style-name="P4">3 : A</text:p>
      <text:p text:style-name="P3">4 : F</text:p>
      <text:p text:style-name="P3">5 : B</text:p>
      <text:p text:style-name="P3"/>
      <text:p text:style-name="P3"/>
      <text:p text:style-name="P3">Speaker 1 : Retired teacher </text:p>
      <text:p text:style-name="P3">2 point :</text:p>
      <text:p text:style-name="P3"><text:tab/>- 1 :teachers tends to be female and we need more male</text:p>
      <text:p text:style-name="P3"><text:tab/>- 2 : real problem of broken marriages where boys end up living with their mother and lose interaction with their fathers</text:p>
      <text:p text:style-name="P3"/>
      <text:p text:style-name="P3">speaker 2 : both boys and girls arrive at school exited and interested from day one<text:line-break/>but parents expects boys to be playing football and not reading a book so the results of girls are raising and the boys see this as a failure</text:p>
      <text:p text:style-name="P3"/>
      <text:p text:style-name="P3">Speaker 3 : The average boy growing up now see a lot of unemployment and see no point in continuing unlike girls</text:p>
      <text:p text:style-name="P3"/>
      <text:p text:style-name="P3">Speaker 4 : Boys and girls brains grow up differently : boys takes longer so we should extend education to the age of 6 so there’s more time to play and discover and at the age of 6, boys should be ready for formal learning</text:p>
      <text:p text:style-name="P3"/>
      <text:p text:style-name="P3">Speaker 5 : For the last years, girls did great …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16:49:17.904267013</meta:creation-date>
    <meta:generator>LibreOffice/7.5.0.3$Linux_X86_64 LibreOffice_project/50$Build-3</meta:generator>
    <dc:date>2023-02-09T17:14:56.708595643</dc:date>
    <meta:editing-duration>PT25M38S</meta:editing-duration>
    <meta:editing-cycles>2</meta:editing-cycles>
    <meta:document-statistic meta:table-count="0" meta:image-count="0" meta:object-count="0" meta:page-count="1" meta:paragraph-count="21" meta:word-count="207" meta:character-count="1045" meta:non-whitespace-character-count="855"/>
  </office:meta>
</office:document-meta>
</file>